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6ea84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weight="bold" style:font-weight-asian="bold" style:font-weight-complex="bold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7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4a86e8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4a86e8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4a86e8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ff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ff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style:font-name="Arial1" fo:font-size="11pt" fo:font-style="normal"/>
    </style:style>
    <style:style style:name="T10" style:family="text">
      <style:text-properties style:font-name="Arial1" fo:font-size="11pt" fo:font-style="normal" fo:font-weight="normal"/>
    </style:style>
    <style:style style:name="T11" style:family="text">
      <style:text-properties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6ed88d3d-7fff-5ed1-ddcd-a8c97cbe51d8"/>L'analyse complète pour le cas d'utilisation "Accéder à la page "Afficheur Général"" peut être décrite de la manière suivante :</text:p>
      <text:list xml:id="list2968487241" text:style-name="L1">
        <text:list-item>
          <text:p text:style-name="P6">Objectif : Le but de ce cas d'utilisation est de permettre à l'utilisateur d'accéder à la page "Afficheur Général".</text:p>
        </text:list-item>
        <text:list-item>
          <text:p text:style-name="P6">Acteurs : L'acteur principal est l'utilisateur.</text:p>
        </text:list-item>
        <text:list-item>
          <text:p text:style-name="P6">Pré-conditions : L'utilisateur doit être connecté à l'espace « Superviseur ».</text:p>
        </text:list-item>
        <text:list-item>
          <text:p text:style-name="P6">Déclencheur : L'utilisateur souhaite accéder à la page "Afficheur Général".</text:p>
        </text:list-item>
        <text:list-item>
          <text:p text:style-name="P6">Scénario nominal :</text:p>
        </text:list-item>
        <text:list-item>
          <text:p text:style-name="P6">L'utilisateur se trouve sur la page d'accueil de l'espace « Superviseur ».</text:p>
        </text:list-item>
        <text:list-item>
          <text:p text:style-name="P6">L'utilisateur clique sur le lien "Afficheur Général".</text:p>
        </text:list-item>
        <text:list-item>
          <text:p text:style-name="P6">La page "Afficheur Général" s'affiche.</text:p>
        </text:list-item>
        <text:list-item>
          <text:p text:style-name="P6">Alternatives :</text:p>
        </text:list-item>
      </text:list>
      <text:p text:style-name="P7"/>
      <text:p text:style-name="P2">Alternative pour "Accès refusé" :</text:p>
      <text:p text:style-name="P2">1. L'utilisateur se trouve sur la page d'accueil de l'espace « Superviseur ».</text:p>
      <text:p text:style-name="P3">2. L'utilisateur clique sur le lien "Afficheur Général".</text:p>
      <text:p text:style-name="P3">3. Un message d'erreur s'affiche indiquant que l'utilisateur n'a pas accès à la page "Afficheur Général".</text:p>
      <text:p text:style-name="P3"/>
      <text:p text:style-name="P3">Post-condition : L'utilisateur peut visualiser la page "Afficheur Général".</text:p>
      <text:p text:style-name="P2">L'ébauche du code pour ce cas d'utilisation pourrait être la suivante :</text:p>
      <text:p text:style-name="P1"/>
      <text:p text:style-name="P5"><text:span text:style-name="T1">function </text:span><text:span text:style-name="T4">accessPage</text:span><text:span text:style-name="T6">() {</text:span></text:p>
      <text:p text:style-name="P4">  <text:span text:style-name="T9">// Vérifier si l'utilisateur a accès à la page "Afficheur Général"</text:span></text:p>
      <text:p text:style-name="P5"><text:span text:style-name="T3">  </text:span><text:span text:style-name="T1">if </text:span><text:span text:style-name="T6">(userHasAccess) {</text:span></text:p>
      <text:p text:style-name="P4">    <text:span text:style-name="T9">// Afficher la page "Afficheur Général"</text:span></text:p>
      <text:p text:style-name="P4">    <text:span text:style-name="T9">window.location.href = "AfficheurGeneral.html";</text:span></text:p>
      <text:p text:style-name="P5"><text:span text:style-name="T8">  </text:span><text:span text:style-name="T6">} </text:span><text:span text:style-name="T1">else </text:span><text:span text:style-name="T6">{</text:span></text:p>
      <text:p text:style-name="P4">    <text:span text:style-name="T9">// Afficher un message d'erreur</text:span></text:p>
      <text:p text:style-name="P4">    <text:span text:style-name="T9">alert("Vous n'avez pas accès à la page "Afficheur Général"");</text:span></text:p>
      <text:p text:style-name="P4">  <text:span text:style-name="T9">}</text:span></text:p>
      <text:p text:style-name="P2">}</text:p>
      <text:p text:style-name="Text_20_body"><text:span text:style-name="T11"><text:line-break/>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7T12:12:01.093000000</meta:creation-date>
    <dc:date>2023-02-07T12:15:08.031000000</dc:date>
    <meta:editing-duration>PT3M7S</meta:editing-duration>
    <meta:editing-cycles>1</meta:editing-cycles>
    <meta:document-statistic meta:table-count="0" meta:image-count="0" meta:object-count="0" meta:page-count="1" meta:paragraph-count="27" meta:word-count="212" meta:character-count="1397" meta:non-whitespace-character-count="1193"/>
    <meta:generator>LibreOffice/7.1.3.2$Windows_X86_64 LibreOffice_project/47f78053abe362b9384784d31a6e56f8511eb1c1</meta:generator>
  </office:meta>
</office:document-meta>
</file>